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2ef12"/>
    </style:style>
    <style:style style:name="P4" style:family="paragraph" style:parent-style-name="Standard">
      <style:text-properties officeooo:rsid="001afd65" officeooo:paragraph-rsid="002468f1"/>
    </style:style>
    <style:style style:name="P5" style:family="paragraph" style:parent-style-name="Standard">
      <style:text-properties officeooo:rsid="001afd65" officeooo:paragraph-rsid="00277e52"/>
    </style:style>
    <style:style style:name="P6" style:family="paragraph" style:parent-style-name="Standard">
      <style:text-properties officeooo:rsid="001ee60b" officeooo:paragraph-rsid="001ee60b"/>
    </style:style>
    <style:style style:name="P7" style:family="paragraph" style:parent-style-name="Standard">
      <style:text-properties officeooo:paragraph-rsid="0027f489"/>
    </style:style>
    <style:style style:name="P8" style:family="paragraph" style:parent-style-name="样式3">
      <style:text-properties officeooo:paragraph-rsid="0027f489"/>
    </style:style>
    <style:style style:name="P9" style:family="paragraph" style:parent-style-name="Text_20_body">
      <style:paragraph-properties fo:background-color="#ff0000">
        <style:background-image/>
      </style:paragraph-properties>
    </style:style>
    <style:style style:name="P10" style:family="paragraph" style:parent-style-name="样式3">
      <style:text-properties officeooo:paragraph-rsid="0027f489"/>
    </style:style>
    <style:style style:name="P11" style:family="paragraph" style:parent-style-name="样式3">
      <style:text-properties fo:font-style="italic" officeooo:paragraph-rsid="00325fe1" style:font-style-asian="italic" style:font-style-complex="italic"/>
    </style:style>
    <style:style style:name="P12" style:family="paragraph" style:parent-style-name="样式2">
      <style:text-properties officeooo:paragraph-rsid="0027f489"/>
    </style:style>
    <style:style style:name="P13" style:family="paragraph" style:parent-style-name="样式2">
      <style:text-properties officeooo:paragraph-rsid="002ef168"/>
    </style:style>
    <style:style style:name="P14" style:family="paragraph" style:parent-style-name="样式2">
      <style:paragraph-properties fo:background-color="#ff0000">
        <style:background-image/>
      </style:paragraph-properties>
      <style:text-properties officeooo:paragraph-rsid="0030a31e"/>
    </style:style>
    <style:style style:name="P15" style:family="paragraph" style:parent-style-name="Standard">
      <style:text-properties officeooo:rsid="002468f1" officeooo:paragraph-rsid="002468f1"/>
    </style:style>
    <style:style style:name="P16" style:family="paragraph" style:parent-style-name="Standard">
      <style:text-properties officeooo:rsid="0022ef12" officeooo:paragraph-rsid="0022ef12"/>
    </style:style>
    <style:style style:name="P17" style:family="paragraph" style:parent-style-name="Standard">
      <style:text-properties officeooo:rsid="00277e52" officeooo:paragraph-rsid="00277e52"/>
    </style:style>
    <style:style style:name="P18" style:family="paragraph" style:parent-style-name="Standard">
      <style:text-properties officeooo:rsid="00277e52" officeooo:paragraph-rsid="0033f91f"/>
    </style:style>
    <style:style style:name="P19" style:family="paragraph" style:parent-style-name="Standard">
      <style:text-properties officeooo:rsid="00277e52" officeooo:paragraph-rsid="00383aea"/>
    </style:style>
    <style:style style:name="P20" style:family="paragraph" style:parent-style-name="Standard">
      <style:text-properties officeooo:rsid="0027f489" officeooo:paragraph-rsid="002ef168" style:font-size-complex="10.5pt"/>
    </style:style>
    <style:style style:name="P21" style:family="paragraph" style:parent-style-name="Standard">
      <style:text-properties officeooo:rsid="00277e52" officeooo:paragraph-rsid="00325fe1" style:font-size-complex="10.5pt"/>
    </style:style>
    <style:style style:name="P22" style:family="paragraph" style:parent-style-name="Standard">
      <style:text-properties officeooo:paragraph-rsid="002ddcad"/>
    </style:style>
    <style:style style:name="P23" style:family="paragraph" style:parent-style-name="Standard">
      <style:text-properties officeooo:paragraph-rsid="0027f489"/>
    </style:style>
    <style:style style:name="P24" style:family="paragraph" style:parent-style-name="Standard">
      <style:text-properties officeooo:paragraph-rsid="002ef168"/>
    </style:style>
    <style:style style:name="P25" style:family="paragraph" style:parent-style-name="Standard">
      <style:text-properties officeooo:paragraph-rsid="00325fe1"/>
    </style:style>
    <style:style style:name="P26" style:family="paragraph" style:parent-style-name="Standard">
      <style:text-properties officeooo:paragraph-rsid="00449399"/>
    </style:style>
    <style:style style:name="P27" style:family="paragraph" style:parent-style-name="Standard">
      <style:text-properties officeooo:rsid="001afd65" officeooo:paragraph-rsid="004c3be0"/>
    </style:style>
    <style:style style:name="P28" style:family="paragraph" style:parent-style-name="Standard">
      <style:text-properties officeooo:rsid="001afd65" officeooo:paragraph-rsid="001afd65"/>
    </style:style>
    <style:style style:name="P29" style:family="paragraph" style:parent-style-name="Standard">
      <style:text-properties officeooo:rsid="001afd65" officeooo:paragraph-rsid="005bd7bb"/>
    </style:style>
    <style:style style:name="P30" style:family="paragraph" style:parent-style-name="Standard">
      <style:text-properties officeooo:rsid="001afd65" officeooo:paragraph-rsid="0066b7f6"/>
    </style:style>
    <style:style style:name="P31" style:family="paragraph" style:parent-style-name="Standard">
      <style:paragraph-properties fo:background-color="#ff0000">
        <style:background-image/>
      </style:paragraph-properties>
      <style:text-properties officeooo:rsid="00277e52" officeooo:paragraph-rsid="0035c2a9"/>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style:font-name="Calibri" officeooo:rsid="0030a31e"/>
    </style:style>
    <style:style style:name="T25" style:family="text">
      <style:text-properties officeooo:rsid="0027f489"/>
    </style:style>
    <style:style style:name="T26" style:family="text">
      <style:text-properties officeooo:rsid="002bdde8"/>
    </style:style>
    <style:style style:name="T27" style:family="text">
      <style:text-properties officeooo:rsid="002ddcad"/>
    </style:style>
    <style:style style:name="T28" style:family="text">
      <style:text-properties officeooo:rsid="002ef168"/>
    </style:style>
    <style:style style:name="T29" style:family="text">
      <style:text-properties officeooo:rsid="0030a31e"/>
    </style:style>
    <style:style style:name="T30" style:family="text">
      <style:text-properties officeooo:rsid="0032bce8"/>
    </style:style>
    <style:style style:name="T31" style:family="text">
      <style:text-properties officeooo:rsid="0033f91f"/>
    </style:style>
    <style:style style:name="T32" style:family="text">
      <style:text-properties officeooo:rsid="0035c2a9"/>
    </style:style>
    <style:style style:name="T33" style:family="text">
      <style:text-properties officeooo:rsid="0037c674"/>
    </style:style>
    <style:style style:name="T34" style:family="text">
      <style:text-properties officeooo:rsid="00383aea"/>
    </style:style>
    <style:style style:name="T35" style:family="text">
      <style:text-properties officeooo:rsid="00393d28"/>
    </style:style>
    <style:style style:name="T36" style:family="text">
      <style:text-properties officeooo:rsid="0039c085"/>
    </style:style>
    <style:style style:name="T37" style:family="text">
      <style:text-properties officeooo:rsid="003d7cc1"/>
    </style:style>
    <style:style style:name="T38" style:family="text">
      <style:text-properties officeooo:rsid="003eab3e"/>
    </style:style>
    <style:style style:name="T39" style:family="text">
      <style:text-properties officeooo:rsid="003ecdce"/>
    </style:style>
    <style:style style:name="T40" style:family="text">
      <style:text-properties officeooo:rsid="0040788c"/>
    </style:style>
    <style:style style:name="T41" style:family="text">
      <style:text-properties officeooo:rsid="0041f258"/>
    </style:style>
    <style:style style:name="T42" style:family="text">
      <style:text-properties officeooo:rsid="00420e82"/>
    </style:style>
    <style:style style:name="T43" style:family="text">
      <style:text-properties officeooo:rsid="0042b42b"/>
    </style:style>
    <style:style style:name="T44" style:family="text">
      <style:text-properties officeooo:rsid="0043c7e4"/>
    </style:style>
    <style:style style:name="T45" style:family="text">
      <style:text-properties officeooo:rsid="0049319b"/>
    </style:style>
    <style:style style:name="T46" style:family="text">
      <style:text-properties officeooo:rsid="004a2ff3"/>
    </style:style>
    <style:style style:name="T47" style:family="text">
      <style:text-properties officeooo:rsid="004b7aca"/>
    </style:style>
    <style:style style:name="T48" style:family="text">
      <style:text-properties officeooo:rsid="004c3be0"/>
    </style:style>
    <style:style style:name="T49" style:family="text">
      <style:text-properties officeooo:rsid="004e21ee"/>
    </style:style>
    <style:style style:name="T50" style:family="text">
      <style:text-properties officeooo:rsid="004f3038"/>
    </style:style>
    <style:style style:name="T51" style:family="text">
      <style:text-properties officeooo:rsid="004f7b91"/>
    </style:style>
    <style:style style:name="T52" style:family="text">
      <style:text-properties officeooo:rsid="00508f67"/>
    </style:style>
    <style:style style:name="T53" style:family="text">
      <style:text-properties officeooo:rsid="0052c1c7"/>
    </style:style>
    <style:style style:name="T54" style:family="text">
      <style:text-properties officeooo:rsid="00540b34"/>
    </style:style>
    <style:style style:name="T55" style:family="text">
      <style:text-properties officeooo:rsid="00555d2c"/>
    </style:style>
    <style:style style:name="T56" style:family="text">
      <style:text-properties officeooo:rsid="00560a58"/>
    </style:style>
    <style:style style:name="T57" style:family="text">
      <style:text-properties officeooo:rsid="00578907"/>
    </style:style>
    <style:style style:name="T58" style:family="text">
      <style:text-properties officeooo:rsid="005928fd"/>
    </style:style>
    <style:style style:name="T59" style:family="text">
      <style:text-properties officeooo:rsid="005a49f3"/>
    </style:style>
    <style:style style:name="T60" style:family="text">
      <style:text-properties officeooo:rsid="005bd7bb"/>
    </style:style>
    <style:style style:name="T61" style:family="text">
      <style:text-properties officeooo:rsid="005cb696"/>
    </style:style>
    <style:style style:name="T62" style:family="text">
      <style:text-properties officeooo:rsid="005cf264"/>
    </style:style>
    <style:style style:name="T63" style:family="text">
      <style:text-properties officeooo:rsid="005d02c4"/>
    </style:style>
    <style:style style:name="T64" style:family="text">
      <style:text-properties officeooo:rsid="005f62b5"/>
    </style:style>
    <style:style style:name="T65" style:family="text">
      <style:text-properties officeooo:rsid="00601fc6"/>
    </style:style>
    <style:style style:name="T66" style:family="text">
      <style:text-properties officeooo:rsid="00612e76"/>
    </style:style>
    <style:style style:name="T67" style:family="text">
      <style:text-properties officeooo:rsid="00619143"/>
    </style:style>
    <style:style style:name="T68" style:family="text">
      <style:text-properties officeooo:rsid="00635617"/>
    </style:style>
    <style:style style:name="T69" style:family="text">
      <style:text-properties officeooo:rsid="0064e139"/>
    </style:style>
    <style:style style:name="T70" style:family="text">
      <style:text-properties officeooo:rsid="00655ba7"/>
    </style:style>
    <style:style style:name="T71" style:family="text">
      <style:text-properties officeooo:rsid="00655ba7" fo:background-color="#ffff00"/>
    </style:style>
    <style:style style:name="T72" style:family="text">
      <style:text-properties officeooo:rsid="0066b7f6"/>
    </style:style>
    <style:style style:name="T73" style:family="text">
      <style:text-properties officeooo:rsid="0066f766"/>
    </style:style>
    <style:style style:name="T74" style:family="text">
      <style:text-properties officeooo:rsid="006840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p text:style-name="P2"><text:s/>SUSE服务器产品竞争战略 </text:p>
      <text:p text:style-name="P2">============================================================= </text:p>
      <text:p text:style-name="P2"/>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26"><text:s text:c="4"/>SUSE 是一家研发Linux操作系统的传统IT公司，总部在德国，成立于1992年。2003年11月被美国络威尔软件有限公司收购，成为络威尔软件有限公司的一个产品部，和络威尔软件有限公司原先的产品部门进行互补，合作比较紧密。SUSE产品部受美国络威尔软件公司管理。</text:p>
      <text:p text:style-name="P26"><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29"><text:s text:c="4"/><text:span text:style-name="T45">在SUSE Linux的众多产品里面，SUSE Linux Enterprise Server也就是Linux服务器产品是主要盈利产品在总收入里面占据80％以上</text:span><text:span text:style-name="T47">，</text:span><text:span text:style-name="T45">其他的诸如桌面、OEM、HA</text:span><text:span text:style-name="T47">（高可用产品）</text:span><text:span text:style-name="T46">等</text:span><text:span text:style-name="T47">贡献20％的年收入。服务器产品的收费模式分三类：基础产品，基础＋订阅，基础＋订阅＋服务。</text:span><text:span text:style-name="T49">“</text:span><text:span text:style-name="T47">基础</text:span><text:span text:style-name="T49">”部分</text:span><text:span text:style-name="T47">包含服务器产品</text:span><text:span text:style-name="T48">1个月的免费试用和免费电话支持，但不包括后期升级以及维护</text:span><text:span text:style-name="T49">。“订阅”分年限，包含服务器产品的补丁更新，但也不包括后期升级以及维护。</text:span><text:span text:style-name="T50">“</text:span><text:span text:style-name="T49">服务</text:span><text:span text:style-name="T50">”部分也</text:span><text:span text:style-name="T49">分年限</text:span><text:span text:style-name="T50">，具体解决用户提交的软件布署、软件问题(bug)修复或者软件新功能请求。 </text:span><text:span text:style-name="T58">在这三个收费模式里面，基础产品的比例连年下降（2014年为30％），目前订阅是主要盈利点（2014年为54％），服务方面虽然占用</text:span><text:span text:style-name="T59">了大量开发人员的人力</text:span><text:span text:style-name="T58">是核心竞争力，但是所占份额最低（2014为16%)。</text:span></text:p>
      <text:p text:style-name="P29"><text:span text:style-name="T58"><text:s text:c="4"/></text:span><text:span text:style-name="T60">“</text:span><text:span text:style-name="T58">服务</text:span><text:span text:style-name="T60">”部分的高投入和“低产出”使得公司近些年来对研发的投入一</text:span><text:span text:style-name="T61">直比较保守，甚至在产品线不断增加的同时、研发队伍不增反减，这进一步导致了员工流失、研发实力受损</text:span><text:span text:style-name="T62">。</text:span></text:p>
      <text:p text:style-name="P27"><text:span text:style-name="T50"><text:s text:c="4"/>本文研究</text:span><text:span text:style-name="T51">的</text:span><text:span text:style-name="T52">就</text:span><text:span text:style-name="T51">是</text:span><text:span text:style-name="T52">SUSE Linux Enterprise Server未来的产品竞争战略</text:span><text:span text:style-name="T63">，以及配合产品战略的人力资源战略</text:span><text:span text:style-name="T52">。</text:span></text:p>
      <text:p text:style-name="P27"><text:span text:style-name="T51"/></text:p>
      <text:p text:style-name="P2">1.1.2 Linux行业变革对产品战略调整的要求</text:p>
      <text:p text:style-name="P2"><text:s text:c="4"/><text:span text:style-name="T53">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53"><text:s text:c="4"/>同时，随着Linux产品的不断完善，用户在使用、配置、管理</text:span><text:span text:style-name="T54">上都可以自行解决问题，不需要之前相对而言的“专业人士”的维护，因此，即便Linux产品的用户在与日俱增，付费用户的数量没有相应的增加。</text:span></text:p>
      <text:p text:style-name="P2"><text:span text:style-name="T54"><text:s text:c="4"/>这</text:span><text:span text:style-name="T55">个背景下，基础产品的收入比例在SUSE产品里面逐年降低</text:span><text:span text:style-name="T56">，取而代之的是社区的免费版本。而根据数据显示，公有云（国外的比如亚马逊，国内比如阿里云、腾讯云）等里面</text:span><text:span text:style-name="T57">前二十的，只有6个企业版本，其他都是</text:span><text:span text:style-name="T56">免费</text:span><text:span text:style-name="T57">的社区</text:span><text:span text:style-name="T56">操作系统。</text:span></text:p>
      <text:p text:style-name="P2"><text:span text:style-name="T55"><text:s text:c="4"/></text:span><text:span text:style-name="T64">而</text:span><text:span text:style-name="T55">随着</text:span><text:span text:style-name="T58">CentOS</text:span><text:span text:style-name="T64">、</text:span><text:span text:style-name="T58">一个完全复制Redhat企业版的社区操作系统崛起，传统</text:span><text:span text:style-name="T64">的</text:span><text:span text:style-name="T58">订阅</text:span><text:span text:style-name="T59">模式受到极大挑战</text:span><text:soft-page-break/><text:span text:style-name="T59">（具体案例后面介绍）</text:span><text:span text:style-name="T64">。</text:span><text:span text:style-name="T60">如何保证企业</text:span><text:span text:style-name="T64">的持续健康发展，是SUSE在新形势下面临的问题。</text:span></text:p>
      <text:p text:style-name="P2"/>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6"/>
      <text:p text:style-name="P2"/>
      <text:p text:style-name="P2">1.2.1.2 Linux行业的竞争特点</text:p>
      <text:p text:style-name="P4"><text:span text:style-name="T7">“垄断、寡头、竞争”，不同行业市场，公司需要选择不同的战略。Linux操作系统公司所处的到底是什么行业</text:span><text:span text:style-name="T8">，也是本文要着重探讨的。</text:span></text:p>
      <text:p text:style-name="P15"/>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4"><text:span text:style-name="T8">随着国家对重视安全问题越来越重视，像操作系统这样的关系到国家安全的基础软件已经成了重点发展</text:span><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1.3.1 研究方法 </text:p>
      <text:p text:style-name="P2">本文采取<text:span text:style-name="T65">案例＋数据分析的方法进行研究。</text:span></text:p>
      <text:p text:style-name="P2"><text:span text:style-name="T65">案例分析方面</text:span><text:span text:style-name="T66">，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66">由于个人</text:span><text:span text:style-name="T67">的工作特点（研发），对于数据的收集、分析比较便利，本文也结合开源里面的公开数据进行分析，作为研究的一部分。</text:span></text:p>
      <text:p text:style-name="P2"><text:span text:style-name="T67"/></text:p>
      <text:p text:style-name="P2">1.3.2 研究框架和工具 </text:p>
      <text:p text:style-name="P2"><text:soft-page-break/></text:p>
      <text:p text:style-name="P2">1.3.2.1 PEST</text:p>
      <text:p text:style-name="P2">PEST作为比较常见<text:span text:style-name="T69">的</text:span>宏观环境分析模型，<text:span text:style-name="T69">对于</text:span>研究<text:span text:style-name="T69">SUSE产品战略非常实用。</text:span>所谓PEST即 Political（政治）， Economic（经济）, Social（社会） and Technological（科技<text:span text:style-name="T69">），</text:span>这些是企业的外部环境<text:span text:style-name="T69">。虽然就SUSE来说，外部环境无法改变，但是，摸清楚外部规律，有助于找到合适</text:span><text:span text:style-name="T70">的定位，尤其是在国内精确找到客户。（</text:span><text:span text:style-name="T71">TODO，四象限图里面说到碰壁问题，UBUNTU</text:span><text:span text:style-name="T70">）</text:span></text:p>
      <text:p text:style-name="P2"/>
      <text:p text:style-name="P2">1.3.2.2 SWOT </text:p>
      <text:p text:style-name="P30"><text:span text:style-name="T72">在本文里面，着重使用了SWOT模型对SUSE进行内部分析，尤其是挑战方面。同时，对于什么是优势也会进一步进行探讨，因为实际上，随着人员的变动和行业的变化，原先积累的优势</text:span><text:span text:style-name="T73">在新形势下无法产生效果，需要对“优势”产品，“优势”技术，“优势”人才进行重新定义。</text:span><text:span text:style-name="T72">这个</text:span><text:span text:style-name="T73">是迎接挑战的最好方法。</text:span></text:p>
      <text:p text:style-name="P2">1.3.2.3 <text:span text:style-name="T68">开源产品变化图等</text:span></text:p>
      <text:p text:style-name="P2"><text:span text:style-name="T68">本文采用</text:span><text:span text:style-name="T74">了个人职业发展里面常见的“重要－紧急”四象限图来分析“社区——企业”关系。同时，在传统的新产品变化图基础上，结合开源的特点，提出了创新的“开源产品”矩阵图。</text:span></text:p>
      <text:p text:style-name="P2"/>
      <text:p text:style-name="P2"/>
      <text:p text:style-name="P2">------------------------------------------------------------- </text:p>
      <text:p text:style-name="P2">2 Linux行业环境分析 </text:p>
      <text:p text:style-name="P2">------------------------------------------------------------- </text:p>
      <text:p text:style-name="P2"/>
      <text:p text:style-name="P2"/>
      <text:p text:style-name="P2">2.1 行业发展 </text:p>
      <text:p text:style-name="P2"/>
      <text:p text:style-name="P2">2.1.1 开源和Linux介绍 </text:p>
      <text:p text:style-name="P2"/>
      <text:p text:style-name="P2">2.1.2 行业概况 </text:p>
      <text:p text:style-name="P2"/>
      <text:p text:style-name="P2">2.1.3 竞争对手介绍</text:p>
      <text:p text:style-name="P16">2.1.4 行业特点</text:p>
      <text:p text:style-name="P3"/>
      <text:p text:style-name="P3"><text:span text:style-name="T5">由于源代码开放的特点，从产品角度来说，Linux操作系统处于完全竞争市场：各个发行</text:span><text:span text:style-name="T6">商</text:span><text:span text:style-name="T5">在核心机制和核心功能上完全一致</text:span><text:span text:style-name="T6">。</text:span><text:span text:style-name="T5">基于这个特点</text:span><text:span text:style-name="T6">，少数（包括SUSE和Redhat）发行商在核心和界面之间提供了自己系统独特的工具，多数公司（尤其是国内的操作系统公司）把更多精力花在了</text:span><text:span text:style-name="T5">界面</text:span><text:span text:style-name="T6">和用户</text:span><text:span text:style-name="T5">使用习惯上</text:span><text:span text:style-name="T6">，所有的这些目的都是为了体现出产品的差异化。</text:span></text:p>
      <text:p text:style-name="P2"/>
      <text:p text:style-name="P2">2.2 产业链分析 </text:p>
      <text:p text:style-name="P2"/>
      <text:p text:style-name="P2">2.2.1 硬件厂商 </text:p>
      <text:p text:style-name="P2"/>
      <text:p text:style-name="P2">2.2.1.1 IBM </text:p>
      <text:p text:style-name="P2"/>
      <text:p text:style-name="P2">2.2.1.2 HP </text:p>
      <text:p text:style-name="P2"/>
      <text:p text:style-name="P2">2.2.1.3 Inter </text:p>
      <text:p text:style-name="P2"/>
      <text:p text:style-name="P2">2.2.1.4 小结 </text:p>
      <text:p text:style-name="P2"/>
      <text:p text:style-name="P2"><text:soft-page-break/>2.2.1.4.1 参与方式 </text:p>
      <text:p text:style-name="P2"/>
      <text:p text:style-name="P2">2.2.1.4.2 参与目的 </text:p>
      <text:p text:style-name="P2"/>
      <text:p text:style-name="P2">2.2.2 第三方合作伙伴案例 </text:p>
      <text:p text:style-name="P2"/>
      <text:p text:style-name="P2">2.2.2.1 SAP </text:p>
      <text:p text:style-name="P2"/>
      <text:p text:style-name="P2">2.2.2.2 LibreOffice </text:p>
      <text:p text:style-name="P2"/>
      <text:p text:style-name="P2">2.2.2.3 小结 </text:p>
      <text:p text:style-name="P2"/>
      <text:p text:style-name="P2">2.2.3 客户 </text:p>
      <text:p text:style-name="P2"/>
      <text:p text:style-name="P2">2.2.3.1 个人用户 </text:p>
      <text:p text:style-name="P2"/>
      <text:p text:style-name="P2">2.2.3.2 社区用户以及不付费的企业用户 </text:p>
      <text:p text:style-name="P2"/>
      <text:p text:style-name="P2">2.2.3.3 付费用户 </text:p>
      <text:p text:style-name="P2"><text:s/></text:p>
      <text:p text:style-name="P2">2.2.3.3.1 大企业 </text:p>
      <text:p text:style-name="P2"/>
      <text:p text:style-name="P2">2.2.3.3.2 中企业 </text:p>
      <text:p text:style-name="P2"/>
      <text:p text:style-name="P2">2.2.3.3.3 小企业 </text:p>
      <text:p text:style-name="P2"/>
      <text:p text:style-name="P2">2.3 国内外政策环境 </text:p>
      <text:p text:style-name="P2"/>
      <text:p text:style-name="P2">2.3.1 棱镜事件影响 </text:p>
      <text:p text:style-name="P2"/>
      <text:p text:style-name="P2">2.3.2 政府对Windows 8的限制 </text:p>
      <text:p text:style-name="P2"/>
      <text:p text:style-name="P2">2.3.3 去IOE </text:p>
      <text:p text:style-name="P2"/>
      <text:p text:style-name="P2">2.4 Linux行业环境总结 </text:p>
      <text:p text:style-name="P2"/>
      <text:p text:style-name="P2"/>
      <text:p text:style-name="P2">------------------------------------------------------------- </text:p>
      <text:p text:style-name="P2">3 SUSE公司<text:span text:style-name="T44">SWOT</text:span>分析 </text:p>
      <text:p text:style-name="P2">------------------------------------------------------------- </text:p>
      <text:p text:style-name="P2"/>
      <text:p text:style-name="P2"/>
      <text:p text:style-name="P2">3.1 产品介绍 </text:p>
      <text:p text:style-name="P2"/>
      <text:p text:style-name="P2">3.1.1 openSUSE社区产品 </text:p>
      <text:p text:style-name="P2"/>
      <text:p text:style-name="P2">3.1.1.1 开源社区介绍 </text:p>
      <text:p text:style-name="P2"/>
      <text:p text:style-name="P2"><text:soft-page-break/>3.1.1.2 openSUSE社区介绍 </text:p>
      <text:p text:style-name="P2"/>
      <text:p text:style-name="P2">3.1.1.3 社区产品的用户举例 </text:p>
      <text:p text:style-name="P2"/>
      <text:p text:style-name="P2">3.1.1.4 小结 </text:p>
      <text:p text:style-name="P2"/>
      <text:p text:style-name="P2">3.1.1.4.1 社区价值 </text:p>
      <text:p text:style-name="P2"/>
      <text:p text:style-name="P2">3.1.1.4.2 社区建设 </text:p>
      <text:p text:style-name="P2"/>
      <text:p text:style-name="P2">3.1.2 SUSE企业产品 </text:p>
      <text:p text:style-name="P2"/>
      <text:p text:style-name="P2">3.1.2.1 服务器产品 </text:p>
      <text:p text:style-name="P2"/>
      <text:p text:style-name="P2">3.1.2.2 桌面产品 </text:p>
      <text:p text:style-name="P2"/>
      <text:p text:style-name="P2">3.1.3 其他相关产品 </text:p>
      <text:p text:style-name="P2"/>
      <text:p text:style-name="P2">3.1.3.1 管理工具产品 </text:p>
      <text:p text:style-name="P2"><text:s/></text:p>
      <text:p text:style-name="P2">3.1.3.2 云产品 </text:p>
      <text:p text:style-name="P2"/>
      <text:p text:style-name="P2">3.2 业务分析 </text:p>
      <text:p text:style-name="P2"/>
      <text:p text:style-name="P2">3.2.1 IT行业业务模式 </text:p>
      <text:p text:style-name="P2"/>
      <text:p text:style-name="P2">3.2.1.1 免费模式 </text:p>
      <text:p text:style-name="P2"/>
      <text:p text:style-name="P2">3.2.1.2 收费服务模式 </text:p>
      <text:p text:style-name="P2"/>
      <text:p text:style-name="P2">3.2.2 公司业务模式 </text:p>
      <text:p text:style-name="P2"/>
      <text:p text:style-name="P2">3.2.2.1 OEM </text:p>
      <text:p text:style-name="P2"/>
      <text:p text:style-name="P2">3.2.2.2 基础订阅服务 </text:p>
      <text:p text:style-name="P2"/>
      <text:p text:style-name="P2">3.2.2.3 支持类服务 </text:p>
      <text:p text:style-name="P2"/>
      <text:p text:style-name="P2">3.2.3 竞争对手业务 </text:p>
      <text:p text:style-name="P2"/>
      <text:p text:style-name="P2">3.2.3.1 对手业务介绍 </text:p>
      <text:p text:style-name="P2"/>
      <text:p text:style-name="P2">3.2.3.2 对SUSE的借鉴意义 </text:p>
      <text:p text:style-name="P2"/>
      <text:p text:style-name="P2">3.2.3.3 SUSE实施的理论评估 </text:p>
      <text:p text:style-name="P2"/>
      <text:p text:style-name="P2">3.3 组织结构分析 </text:p>
      <text:p text:style-name="P2"/>
      <text:p text:style-name="P2"><text:soft-page-break/>3.3.1 部门设置 </text:p>
      <text:p text:style-name="P2"/>
      <text:p text:style-name="P2">3.3.2 矩阵管理 </text:p>
      <text:p text:style-name="P2"/>
      <text:p text:style-name="P2">3.3.2.1 现状 </text:p>
      <text:p text:style-name="P2"/>
      <text:p text:style-name="P2">3.3.2.2 缺点 </text:p>
      <text:p text:style-name="P2"/>
      <text:p text:style-name="P2">3.4 管理信息系统 </text:p>
      <text:p text:style-name="P2"/>
      <text:p text:style-name="P2">3.4.1 开发平台 </text:p>
      <text:p text:style-name="P2"/>
      <text:p text:style-name="P2">3.4.2 协作平台 </text:p>
      <text:p text:style-name="P2"/>
      <text:p text:style-name="P2">3.4.3 发布平台 </text:p>
      <text:p text:style-name="P2"/>
      <text:p text:style-name="P2"/>
      <text:p text:style-name="P2">------------------------------------------------------------- </text:p>
      <text:p text:style-name="P2">4 SUSE Linux服务器产品竞争战略定位 </text:p>
      <text:p text:style-name="P2">------------------------------------------------------------- </text:p>
      <text:p text:style-name="P2"/>
      <text:p text:style-name="P2"/>
      <text:p text:style-name="P2">4.1 <text:span text:style-name="T12">产品战略定位</text:span></text:p>
      <text:p text:style-name="P2"/>
      <text:p text:style-name="P2">4.<text:span text:style-name="T12">2</text:span> 战略设计</text:p>
      <text:p text:style-name="P17">4.2.1 <text:span text:style-name="T30">核心组件和周边组件</text:span></text:p>
      <text:p text:style-name="P31"><text:span text:style-name="T32">TODO:补一张3 ring的图</text:span></text:p>
      <text:p text:style-name="P18"><text:span text:style-name="T31">4.2.1.1</text:span></text:p>
      <text:p text:style-name="P18"><text:span text:style-name="T31"><text:s text:c="4"/>核心组件完全免费</text:span><text:span text:style-name="T33">，建立强社区，迎接coreOS/CentOS等免费但是稳定的挑战。</text:span></text:p>
      <text:p text:style-name="P18"><text:span text:style-name="T33"><text:s text:c="4"/>核心组件由于</text:span><text:span text:style-name="T36">其特性，是完全竞争市场，因此采取一个产品免费，服务收费的战略。通过</text:span><text:span text:style-name="T37">建立稳定强大</text:span><text:span text:style-name="T38">的研发团队，在服务支持能力方面建立竞争优势</text:span><text:span text:style-name="T39">，通过服务销售，把竞争对手抛在后面。</text:span></text:p>
      <text:p text:style-name="P18"><text:span text:style-name="T37"/></text:p>
      <text:p text:style-name="P19"><text:span text:style-name="T34">4.2.1.2</text:span></text:p>
      <text:p text:style-name="P19"><text:span text:style-name="T34"><text:s text:c="4"/>周边组件收费，同时提供服务</text:span><text:span text:style-name="T35">（具体再说）</text:span></text:p>
      <text:p text:style-name="P19"><text:span text:style-name="T35"><text:s text:c="4"/>周边组件</text:span><text:span text:style-name="T40">的意义不仅仅是服务，而且还有用户定制，</text:span><text:span text:style-name="T41">对</text:span><text:span text:style-name="T40">个性化的产品提供收费服务</text:span><text:span text:style-name="T41">。</text:span><text:span text:style-name="T42">（TODO：再议论）前面提到，开源解决不了IT的复杂性，虽然有docker等大大降低了复杂性，但是周边组件无法被竞争对手完全复制，除非竞争对手要成为SUSE的克隆或者合作伙伴</text:span><text:span text:style-name="T43">，但后者对SUSE反而有益而无害。</text:span></text:p>
      <text:p text:style-name="P19"><text:span text:style-name="T42"/></text:p>
      <text:p text:style-name="P5"><text:span text:style-name="T12">4.</text:span><text:span text:style-name="T25">3</text:span><text:span text:style-name="T12"> 人力战略实施</text:span></text:p>
      <text:p text:style-name="P7"><text:s text:c="4"/>总<text:span text:style-name="T25">体的人力战略是围绕前面提到的核心组件和周边组件进行对应的人力资源开发，制定不同的要求附以不同的奖惩。</text:span></text:p>
      <text:p text:style-name="P8"><text:soft-page-break/><text:span text:style-name="T25">4</text:span>.<text:span text:style-name="T25">3</text:span>.<text:span text:style-name="T25">1</text:span> 招聘对象</text:p>
      <text:p text:style-name="P11">专家标准</text:p>
      <text:p text:style-name="P21"><text:span text:style-name="T25"><text:s text:c="9"/>以Linux等开源软件为例，成为专家的标准就是和项目的行业社区有比较好的交互，同时自己的代码被行业认可。经理需要对员工代码被行业认可的情况进行考核，也需要对员工的行业影响力进行考核。</text:span></text:p>
      <text:p text:style-name="P21"><text:span text:style-name="T25"/></text:p>
      <text:p text:style-name="P22"><text:s text:c="5"/><text:span text:style-name="T25">对于核心组件</text:span><text:span text:style-name="T26">的开发团队</text:span><text:span text:style-name="T25">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22"><text:span text:style-name="T18"><text:s text:c="5"/>对周边组件的开发团队来说，招聘的主要对象是相对思维活跃、试错能力强的技术人员。</text:span></text:p>
      <text:p text:style-name="P25"><text:span text:style-name="T14"><text:s text:c="3"/></text:span></text:p>
      <text:p text:style-name="P8"><text:span text:style-name="T27">4</text:span>.<text:span text:style-name="T27">3</text:span>.2 <text:s/>招聘渠道 </text:p>
      <text:p text:style-name="P7"><text:s text:c="8"/>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7"><text:s text:c="8"/>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7"><text:s text:c="8"/>技术“专家”的衡量有客观的方法，也就是通过技术人员自身写的代码来判断。对此，管理层（HR）要加大此类“数据分析工具”的使用。目前大数据概念很流行，把这个应用于企业招聘是未来一个高效渠道。</text:p>
      <text:p text:style-name="P7"><text:s text:c="7"/>在线下的学术、技术会议上进行招聘也是一个比较好的方法，管理层需要加大此类活动的参与，为公司储备人才。这些活动的参与也属于管理层工作的一部分。</text:p>
      <text:p text:style-name="P8"/>
      <text:p text:style-name="P12"><text:span text:style-name="T29">4.</text:span>3.<text:span text:style-name="T29">3</text:span> 员工培训<text:span text:style-name="T23">和培养</text:span></text:p>
      <text:p text:style-name="P14"><text:span text:style-name="T24">TODO:补一张重要性图</text:span></text:p>
      <text:p text:style-name="P7"><text:s text:c="9"/>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7"><text:s text:c="9"/>同时，公司需要提供便利条件，帮员工成为技术上的专家，进而成为公司所要的“稀缺”人才。<text:soft-page-break/>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13"><text:span text:style-name="T28">4.3.4</text:span>员工考核<text:span text:style-name="T14"> <text:s text:c="4"/></text:span></text:p>
      <text:p text:style-name="P24"><text:span text:style-name="T14"><text:s text:c="5"/>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text:span></text:p>
      <text:p text:style-name="P9"><text:span text:style-name="T21">（TODO，补一张 people oriented 图）</text:span></text:p>
      <text:p text:style-name="P24"><text:span text:style-name="T15"><text:s text:c="5"/>对于核心组件团队管理人员</text:span><text:span text:style-name="T16">的考核标准，首先是稳定，其次是持续的团队提高。</text:span><text:span text:style-name="T21">从上图可以，核心组件管理人员是“人导向”的。</text:span></text:p>
      <text:p text:style-name="P24"><text:span text:style-name="T16"/></text:p>
      <text:p text:style-name="P24"><text:span text:style-name="T15"><text:s text:c="5"/>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20"><text:s text:c="5"/><text:span text:style-name="T29">对于周边组件团队管理人员的考核标准，首先是产出，其次是团队的问题。也就是上图里面的，项目导向。</text:span></text:p>
      <text:p text:style-name="P13"/>
      <text:p text:style-name="P7"><text:span text:style-name="T12"><text:s/></text:span></text:p>
      <text:p text:style-name="P2"/>
      <text:p text:style-name="P2"/>
      <text:p text:style-name="P2">------------------------------------------------------------- </text:p>
      <text:p text:style-name="P2">5 SUSE Linux服务器产品竞争战略的影响 </text:p>
      <text:p text:style-name="P2">------------------------------------------------------------- </text:p>
      <text:p text:style-name="P2"/>
      <text:p text:style-name="P2"/>
      <text:p text:style-name="P2">5.1 产品变化 </text:p>
      <text:p text:style-name="P2"/>
      <text:p text:style-name="P2">5.1.1 优势产品 </text:p>
      <text:p text:style-name="P2"/>
      <text:p text:style-name="P2">5.1.2 缺失产品 </text:p>
      <text:p text:style-name="P2"/>
      <text:p text:style-name="P2">5.1.3 受影响产品 </text:p>
      <text:p text:style-name="P2"/>
      <text:p text:style-name="P2">5.2 内部影响 </text:p>
      <text:p text:style-name="P2"/>
      <text:p text:style-name="P2">5.2.1 部门职能 </text:p>
      <text:p text:style-name="P2"/>
      <text:p text:style-name="P2">5.2.2 员工技能 </text:p>
      <text:p text:style-name="P2"/>
      <text:p text:style-name="P2">5.3 外部影响 </text:p>
      <text:p text:style-name="P2"/>
      <text:p text:style-name="P2">5.3.1 竞争对手 </text:p>
      <text:p text:style-name="P2"/>
      <text:p text:style-name="P2"><text:soft-page-break/>5.3.2 原用户 </text:p>
      <text:p text:style-name="P2"/>
      <text:p text:style-name="P2">5.3.3 合作伙伴 </text:p>
      <text:p text:style-name="P2"/>
      <text:p text:style-name="P2">5.4 业务预测 </text:p>
      <text:p text:style-name="P2"/>
      <text:p text:style-name="P2">5.4.1 场景假设 </text:p>
      <text:p text:style-name="P2"/>
      <text:p text:style-name="P2">5.4.2 对手应对假设 </text:p>
      <text:p text:style-name="P2"/>
      <text:p text:style-name="P2"/>
      <text:p text:style-name="P2">------------------------------------------------------------- </text:p>
      <text:p text:style-name="P2">6 SUSE Linux服务器产品竞争战略的实施 </text:p>
      <text:p text:style-name="P2">------------------------------------------------------------- </text:p>
      <text:p text:style-name="P2"/>
      <text:p text:style-name="P2"/>
      <text:p text:style-name="P2">6.1 组织结构 </text:p>
      <text:p text:style-name="P2"/>
      <text:p text:style-name="P2">6.1.1 部门职能调整 </text:p>
      <text:p text:style-name="P2"/>
      <text:p text:style-name="P2">6.1.2 矩阵结构的优化 </text:p>
      <text:p text:style-name="P2"/>
      <text:p text:style-name="P2">6.2 人力资源 </text:p>
      <text:p text:style-name="P2"/>
      <text:p text:style-name="P2">6.2.1 思维模式调整 </text:p>
      <text:p text:style-name="P2"/>
      <text:p text:style-name="P2">6.2.2 技能培训 </text:p>
      <text:p text:style-name="P2"/>
      <text:p text:style-name="P2">6.3 市场策略 </text:p>
      <text:p text:style-name="P2"/>
      <text:p text:style-name="P2">6.3.1 老客户 </text:p>
      <text:p text:style-name="P2"/>
      <text:p text:style-name="P2">6.3.2 新客户 </text:p>
      <text:p text:style-name="P2"/>
      <text:p text:style-name="P2">6.3.3 合作伙伴 </text:p>
      <text:p text:style-name="P2"/>
      <text:p text:style-name="P2"/>
      <text:p text:style-name="P2">------------------------------------------------------------- </text:p>
      <text:p text:style-name="P2">7 结论及展望 </text:p>
      <text:p text:style-name="P2">------------------------------------------------------------- </text:p>
      <text:p text:style-name="P2"/>
      <text:p text:style-name="P2"/>
      <text:p text:style-name="P2">7.1 主要观点 </text:p>
      <text:p text:style-name="P2"/>
      <text:p text:style-name="P2">7.1.1 变革的必要性 </text:p>
      <text:p text:style-name="P2"/>
      <text:p text:style-name="P2">7.1.2 战略实施的作用 </text:p>
      <text:p text:style-name="P2"/>
      <text:p text:style-name="P2">7.2 创新与不足 </text:p>
      <text:p text:style-name="P2"><text:soft-page-break/></text:p>
      <text:p text:style-name="P2">7.2.1 开源商业模式探索 </text:p>
      <text:p text:style-name="P2"/>
      <text:p text:style-name="P2"/>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02T09:11:42</dc:date>
    <meta:editing-duration>PT7H36S</meta:editing-duration>
    <meta:editing-cycles>78</meta:editing-cycles>
    <meta:generator>LibreOffice/4.0-26$Linux_X86_64 LibreOffice_project/400m0$Build-326</meta:generator>
    <meta:document-statistic meta:table-count="0" meta:image-count="0" meta:object-count="0" meta:page-count="10" meta:paragraph-count="195" meta:word-count="5110" meta:character-count="7787" meta:non-whitespace-character-count="7345"/>
  </office:meta>
</office:document-meta>
</file>